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48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7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0.379cm"/>
    </style:style>
    <style:style style:name="co17" style:family="table-column">
      <style:table-column-properties fo:break-before="auto" style:column-width="0.471cm"/>
    </style:style>
    <style:style style:name="co18" style:family="table-column">
      <style:table-column-properties fo:break-before="auto" style:column-width="0.584cm"/>
    </style:style>
    <style:style style:name="co19" style:family="table-column">
      <style:table-column-properties fo:break-before="auto" style:column-width="19.537cm"/>
    </style:style>
    <style:style style:name="co20" style:family="table-column">
      <style:table-column-properties fo:break-before="auto" style:column-width="24.1cm"/>
    </style:style>
    <style:style style:name="co21" style:family="table-column">
      <style:table-column-properties fo:break-before="auto" style:column-width="6.01cm"/>
    </style:style>
    <style:style style:name="co22" style:family="table-column">
      <style:table-column-properties fo:break-before="auto" style:column-width="14.203cm"/>
    </style:style>
    <style:style style:name="co23" style:family="table-column">
      <style:table-column-properties fo:break-before="auto" style:column-width="32.157cm"/>
    </style:style>
    <style:style style:name="co24" style:family="table-column">
      <style:table-column-properties fo:break-before="auto" style:column-width="8.528cm"/>
    </style:style>
    <style:style style:name="co25" style:family="table-column">
      <style:table-column-properties fo:break-before="auto" style:column-width="1.016cm"/>
    </style:style>
    <style:style style:name="co26" style:family="table-column">
      <style:table-column-properties fo:break-before="auto" style:column-width="22.557cm"/>
    </style:style>
    <style:style style:name="co27" style:family="table-column">
      <style:table-column-properties fo:break-before="auto" style:column-width="1.27cm"/>
    </style:style>
    <style:style style:name="co28" style:family="table-column">
      <style:table-column-properties fo:break-before="auto" style:column-width="10.253cm"/>
    </style:style>
    <style:style style:name="co29" style:family="table-column">
      <style:table-column-properties fo:break-before="auto" style:column-width="0.766cm"/>
    </style:style>
    <style:style style:name="co30" style:family="table-column">
      <style:table-column-properties fo:break-before="auto" style:column-width="1.446cm"/>
    </style:style>
    <style:style style:name="co31" style:family="table-column">
      <style:table-column-properties fo:break-before="auto" style:column-width="0.811cm"/>
    </style:style>
    <style:style style:name="co32" style:family="table-column">
      <style:table-column-properties fo:break-before="auto" style:column-width="2.15cm"/>
    </style:style>
    <style:style style:name="co33" style:family="table-column">
      <style:table-column-properties fo:break-before="auto" style:column-width="24.305cm"/>
    </style:style>
    <style:style style:name="co34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597cm" fo:break-before="auto" style:use-optimal-row-height="true"/>
    </style:style>
    <style:style style:name="ro3" style:family="table-row">
      <style:table-row-properties style:row-height="3.201cm" fo:break-before="auto" style:use-optimal-row-height="true"/>
    </style:style>
    <style:style style:name="ro4" style:family="table-row">
      <style:table-row-properties style:row-height="2.808cm" fo:break-before="auto" style:use-optimal-row-height="true"/>
    </style:style>
    <style:style style:name="ro5" style:family="table-row">
      <style:table-row-properties style:row-height="1.228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2.018cm" fo:break-before="auto" style:use-optimal-row-height="true"/>
    </style:style>
    <style:style style:name="ro8" style:family="table-row">
      <style:table-row-properties style:row-height="2.413cm" fo:break-before="auto" style:use-optimal-row-height="true"/>
    </style:style>
    <style:style style:name="ro9" style:family="table-row">
      <style:table-row-properties style:row-height="3.992cm" fo:break-before="auto" style:use-optimal-row-height="true"/>
    </style:style>
    <style:style style:name="ro10" style:family="table-row">
      <style:table-row-properties style:row-height="4.387cm" fo:break-before="auto" style:use-optimal-row-height="true"/>
    </style:style>
    <style:style style:name="ro11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8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order="0.74pt solid #000000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fo:background-color="#ffbf00" fo:border="0.74pt solid #000000"/>
      <style:text-properties style:use-window-font-color="true"/>
    </style:style>
    <style:style style:name="ce44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45" style:family="table-cell" style:parent-style-name="Default">
      <style:table-cell-properties fo:background-color="#ffbf00" fo:border="0.74pt solid #000000"/>
      <style:text-properties fo:color="#ffffff"/>
    </style:style>
    <style:style style:name="ce46" style:family="table-cell" style:parent-style-name="Default">
      <style:table-cell-properties fo:background-color="transparent" fo:border="0.74pt solid #000000"/>
    </style:style>
    <style:style style:name="ce47" style:family="table-cell" style:parent-style-name="Default">
      <style:table-cell-properties fo:background-color="#ffbf00" fo:border="0.74pt solid #000000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49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cm"/>
    </style:style>
    <style:style style:name="ce5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2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2"/>
        <table:table-column table:style-name="co4" table:default-cell-style-name="Default"/>
        <table:table-row table:style-name="ro1">
          <table:table-cell table:style-name="ce38" office:value-type="string" calcext:value-type="string">
            <text:p>Certificat Professional</text:p>
          </table:table-cell>
          <table:table-cell table:style-name="ce38" office:value-type="string" calcext:value-type="string">
            <text:p>Unitats/Estàndards de competència</text:p>
          </table:table-cell>
          <table:table-cell table:style-name="ce40" office:value-type="string" calcext:value-type="string">
            <text:p>Codi</text:p>
          </table:table-cell>
          <table:table-cell table:style-name="ce38" office:value-type="string" calcext:value-type="string">
            <text:p>Mòdul Professional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Programació en llenguatges estructurats d'aplicacions de gestió IFC155_3</text:p>
          </table:table-cell>
          <table:table-cell table:style-name="ce39" office:value-type="string" calcext:value-type="string">
            <text:p>UC0223_3: Configurar i explotar sistemes informàtics</text:p>
          </table:table-cell>
          <table:table-cell table:style-name="ce41" office:value-type="string" calcext:value-type="string">
            <text:p>0483</text:p>
          </table:table-cell>
          <table:table-cell table:style-name="ce39" office:value-type="string" calcext:value-type="string">
            <text:p>Sistemes informàtics</text:p>
          </table:table-cell>
        </table:table-row>
        <table:table-row table:style-name="ro1">
          <table:covered-table-cell table:style-name="ce2"/>
          <table:table-cell table:style-name="ce39" office:value-type="string" calcext:value-type="string">
            <text:p>UC0226_3: Programar bases de dades relacionals</text:p>
          </table:table-cell>
          <table:table-cell table:style-name="ce41" office:value-type="string" calcext:value-type="string">
            <text:p>0484</text:p>
          </table:table-cell>
          <table:table-cell table:style-name="ce39" office:value-type="string" calcext:value-type="string">
            <text:p>Bases de dades</text:p>
          </table:table-cell>
        </table:table-row>
        <table:table-row table:style-name="ro1">
          <table:covered-table-cell table:style-name="ce2"/>
          <table:table-cell table:style-name="ce39" office:value-type="string" calcext:value-type="string">
            <text:p>UC0494_3: Desenvolupar components programari en llenguatges de programació estructurada.</text:p>
          </table:table-cell>
          <table:table-cell table:style-name="ce41" office:value-type="string" calcext:value-type="string">
            <text:p>0488</text:p>
          </table:table-cell>
          <table:table-cell table:style-name="ce39" office:value-type="string" calcext:value-type="string">
            <text:p>Desenvolupament d’interfície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rogramació amb llenguatges orientats a objectes i bases de dades relacionals IFC080_3</text:p>
          </table:table-cell>
          <table:table-cell table:style-name="ce39" office:value-type="string" calcext:value-type="string">
            <text:p>UC0223_3: Configurar i explotar sistemes informàtics</text:p>
          </table:table-cell>
          <table:table-cell table:style-name="ce41" office:value-type="string" calcext:value-type="string">
            <text:p>0483</text:p>
          </table:table-cell>
          <table:table-cell table:style-name="ce39" office:value-type="string" calcext:value-type="string">
            <text:p>Sistemes informàtics</text:p>
          </table:table-cell>
        </table:table-row>
        <table:table-row table:style-name="ro1">
          <table:covered-table-cell table:style-name="ce2"/>
          <table:table-cell table:style-name="ce39" office:value-type="string" calcext:value-type="string">
            <text:p>UC0226_3: Programar bases de dades relacionals</text:p>
          </table:table-cell>
          <table:table-cell table:style-name="ce41" office:value-type="string" calcext:value-type="string">
            <text:p>0484</text:p>
          </table:table-cell>
          <table:table-cell table:style-name="ce39" office:value-type="string" calcext:value-type="string">
            <text:p>Bases de dades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2">
            <text:p>UC0227_3: Desenvolupar components programari en llenguatges de programació orientats a objectes.</text:p>
          </table:table-cell>
          <table:table-cell table:style-name="ce41" office:value-type="string" calcext:value-type="string">
            <text:p>0484</text:p>
          </table:table-cell>
          <table:table-cell table:style-name="ce39" office:value-type="string" calcext:value-type="string">
            <text:p>Bases de dades</text:p>
          </table:table-cell>
        </table:table-row>
        <table:table-row table:style-name="ro1">
          <table:covered-table-cell table:number-columns-repeated="2" table:style-name="ce2"/>
          <table:table-cell table:style-name="ce41" office:value-type="string" calcext:value-type="string">
            <text:p>0486</text:p>
          </table:table-cell>
          <table:table-cell table:style-name="ce39" office:value-type="string" calcext:value-type="string">
            <text:p>Accés a dades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ce2"/>
        <table:table-column table:style-name="co6" table:default-cell-style-name="ce2"/>
        <table:table-row table:style-name="ro1">
          <table:table-cell table:style-name="ce38" office:value-type="string" calcext:value-type="string">
            <text:p>Certificat Professional</text:p>
          </table:table-cell>
          <table:table-cell table:style-name="ce38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Administració i programació en sistemes de planificació de recursos empresarials i de gestió de relacions amb clients IFC363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 de sistemes informàtics IFC303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7" table:default-cell-style-name="ce43"/>
        <table:table-column table:style-name="co8" table:number-columns-repeated="9" table:default-cell-style-name="ce44"/>
        <table:table-column table:style-name="co9" table:default-cell-style-name="ce44"/>
        <table:table-column table:style-name="co10" table:default-cell-style-name="ce44"/>
        <table:table-column table:style-name="co9" table:default-cell-style-name="ce44"/>
        <table:table-column table:style-name="co11" table:default-cell-style-name="ce44"/>
        <table:table-column table:style-name="co10" table:number-columns-repeated="5" table:default-cell-style-name="ce44"/>
        <table:table-column table:style-name="co12" table:default-cell-style-name="ce44"/>
        <table:table-column table:style-name="co10" table:default-cell-style-name="ce44"/>
        <table:table-row table:style-name="ro1">
          <table:table-cell office:value-type="string" calcext:value-type="string">
            <text:p>REF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d</text:p>
          </table:table-cell>
          <table:table-cell table:style-name="ce43" office:value-type="string" calcext:value-type="string">
            <text:p>e</text:p>
          </table:table-cell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h</text:p>
          </table:table-cell>
          <table:table-cell table:style-name="ce43" office:value-type="string" calcext:value-type="string">
            <text:p>i</text:p>
          </table:table-cell>
          <table:table-cell table:style-name="ce43" office:value-type="string" calcext:value-type="string">
            <text:p>j</text:p>
          </table:table-cell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l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ñ</text:p>
          </table:table-cell>
          <table:table-cell table:style-name="ce43" office:value-type="string" calcext:value-type="string">
            <text:p>o</text:p>
          </table:table-cell>
          <table:table-cell table:style-name="ce43" office:value-type="string" calcext:value-type="string">
            <text:p>p</text:p>
          </table:table-cell>
          <table:table-cell table:style-name="ce43" office:value-type="string" calcext:value-type="string">
            <text:p>q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484 B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5 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6 A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8 DI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89 PMDM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0 PS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2 PIM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ra_cp" table:style-name="ta1">
        <table:table-column table:style-name="co13" table:default-cell-style-name="ce45"/>
        <table:table-column table:style-name="co14" table:number-columns-repeated="3" table:default-cell-style-name="ce46"/>
        <table:table-column table:style-name="co15" table:default-cell-style-name="ce46"/>
        <table:table-column table:style-name="co14" table:default-cell-style-name="ce46"/>
        <table:table-column table:style-name="co16" table:default-cell-style-name="ce46"/>
        <table:table-column table:style-name="co15" table:number-columns-repeated="2" table:default-cell-style-name="ce46"/>
        <table:table-column table:style-name="co16" table:number-columns-repeated="2" table:default-cell-style-name="ce46"/>
        <table:table-column table:style-name="co17" table:default-cell-style-name="ce46"/>
        <table:table-column table:style-name="co16" table:default-cell-style-name="ce46"/>
        <table:table-column table:style-name="co18" table:default-cell-style-name="ce46"/>
        <table:table-column table:style-name="co15" table:number-columns-repeated="5" table:default-cell-style-name="ce46"/>
        <table:table-column table:style-name="co14" table:default-cell-style-name="ce46"/>
        <table:table-column table:style-name="co17" table:default-cell-style-name="ce46"/>
        <table:table-row table:style-name="ro1">
          <table:table-cell office:value-type="string" calcext:value-type="string">
            <text:p>RA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d</text:p>
          </table:table-cell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f</text:p>
          </table:table-cell>
          <table:table-cell table:style-name="ce45" office:value-type="string" calcext:value-type="string">
            <text:p>g</text:p>
          </table:table-cell>
          <table:table-cell table:style-name="ce45" office:value-type="string" calcext:value-type="string">
            <text:p>h</text:p>
          </table:table-cell>
          <table:table-cell table:style-name="ce45" office:value-type="string" calcext:value-type="string">
            <text:p>i</text:p>
          </table:table-cell>
          <table:table-cell table:style-name="ce45" office:value-type="string" calcext:value-type="string">
            <text:p>j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l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ñ</text:p>
          </table:table-cell>
          <table:table-cell table:style-name="ce45" office:value-type="string" calcext:value-type="string">
            <text:p>o</text:p>
          </table:table-cell>
          <table:table-cell table:style-name="ce45" office:value-type="string" calcext:value-type="string">
            <text:p>p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r</text:p>
          </table:table-cell>
          <table:table-cell table:style-name="ce45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3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4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8"/>
        </table:table-row>
      </table:table>
      <table:table table:name="ra_ca" table:style-name="ta1">
        <table:table-column table:style-name="co3" table:default-cell-style-name="ce48"/>
        <table:table-column table:style-name="co19" table:default-cell-style-name="ce46"/>
        <table:table-column table:style-name="co20" table:default-cell-style-name="ce46"/>
        <table:table-row table:style-name="ro1">
          <table:table-cell table:style-name="ce47"/>
          <table:table-cell table:style-name="ce47" office:value-type="string" calcext:value-type="string">
            <text:p>Resultat d’Aprenentatge</text:p>
          </table:table-cell>
          <table:table-cell table:style-name="ce47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Identifica necessitats del sector productiu, relacionant-les amb projectes tipus que puguen satisfer-les.</text:p>
          </table:table-cell>
          <table:table-cell office:value-type="string" calcext:value-type="string">
            <text:p>a) S'han classificat les empreses del sector per les seves característiques organitzatives i el tipus de producte o servei que ofereixen.</text:p>
            <text:p>b) S’han caracteritzat les empreses tipus indicant l’estructura organitzativa i les funcions de cada departament.</text:p>
            <text:p>c) S’'han identificat les necessitats més demandades a les empreses.</text:p>
            <text:p>d) S'han valorat les oportunitats de negoci previsibles al sector.</text:p>
            <text:p>e) S'ha identificat el tipus de projecte requerit per donar resposta a les demandes previstes.</text:p>
            <text:p>f) S'han determinat les característiques específiques del projecte segons els requeriments.</text:p>
            <text:p>g) S'han determinat les obligacions fiscals, laborals i de prevenció de riscos i les condicions d'aplicació.</text:p>
            <text:p>h) S'han identificat possibles ajuts o subvencions per a la incorporació de les noves tecnologies de producció o de servei proposades.</text:p>
            <text:p>i) S'ha elaborat el guió de treball que se seguirà per a l'elaboració del projecte.</text:p>
          </table:table-cell>
        </table:table-row>
        <table:table-row table:style-name="ro2">
          <table:table-cell office:value-type="string" calcext:value-type="string">
            <text:p>RA2</text:p>
          </table:table-cell>
          <table:table-cell office:value-type="string" calcext:value-type="string">
            <text:p>Dissenya projectes relacionats amb les competències expressades en el títol, desenvolupant explícitament les fases que el componen.</text:p>
          </table:table-cell>
          <table:table-cell office:value-type="string" calcext:value-type="string">
            <text:p>a) S'ha recopilat informació relativa als aspectes que seran tractats en el projecte.</text:p>
            <text:p>b) S'ha realitzat l’estudi de viabilitat tècnica del projecte.</text:p>
            <text:p>c) S'han identificat les fases del projecte especificant-ne el contingut i els terminis d'execució.</text:p>
            <text:p>d) S'han establert els objectius que es pretenen aconseguir identificant-ne l'abast.</text:p>
            <text:p>e) S'han determinat les activitats necessàries per al desenvolupament del projecte.</text:p>
            <text:p>f) S'han previst els recursos materials i personals necessaris per realitzar el projecte.</text:p>
            <text:p>g) S'han identificat les necessitats de finançament per a la posada en marxa del projecte.</text:p>
            <text:p>h) S'ha definit i elaborat la documentació necessària per al disseny.</text:p>
            <text:p>i) S'han identificat els aspectes que s'han de controlar per garantir la qualitat del projecte.</text:p>
          </table:table-cell>
        </table:table-row>
        <table:table-row table:style-name="ro3">
          <table:table-cell office:value-type="string" calcext:value-type="string">
            <text:p>RA3</text:p>
          </table:table-cell>
          <table:table-cell office:value-type="string" calcext:value-type="string">
            <text:p>Planifica l'execució del projecte, determinant el pla d'intervenció i la documentació associada.</text:p>
          </table:table-cell>
          <table:table-cell office:value-type="string" calcext:value-type="string">
            <text:p>a) S'han seqüenciat les tasques en funció de les necessitats d'implementació.</text:p>
            <text:p>b) S'han determinat els recursos i la logística necessària per a cada tasca.</text:p>
            <text:p>c) S'han identificat les necessitats de permisos i autoritzacions per dur a terme les tasques.</text:p>
            <text:p>d) S'han determinat els procediments per a execució de les tasques.</text:p>
            <text:p>e) S'han identificat els riscos inherents a l'execució del projecte, tot definint el pla de prevenció de riscos i els mitjans necessaris.</text:p>
            <text:p>f) S'ha planificat l'assignació de recursos materials i humans segons els temps d'execució.</text:p>
            <text:p>g) S'ha fet la valoració econòmica que dóna resposta a les condicions de l'execució del projecte.</text:p>
            <text:p>h) S'ha definit i elaborat la documentació necessària per a l'execució del projecte.</text:p>
          </table:table-cell>
        </table:table-row>
        <table:table-row table:style-name="ro4">
          <table:table-cell office:value-type="string" calcext:value-type="string">
            <text:p>RA4</text:p>
          </table:table-cell>
          <table:table-cell office:value-type="string" calcext:value-type="string">
            <text:p>Defineix els procediments per al seguiment i control en l'execució del projecte, justificant la selecció de variables i instruments emprats.</text:p>
          </table:table-cell>
          <table:table-cell office:value-type="string" calcext:value-type="string">
            <text:p>a) S'ha definit el procediment d'avaluació de les activitats o intervencions realitzades durant l'execució del projecte.</text:p>
            <text:p>b) S'han definit els indicadors de qualitat per fer l'avaluació del projecte.</text:p>
            <text:p>c) S'ha definit el procediment per al registre i avaluació de les incidències que es puguin presentar durant l'execució del projecte.</text:p>
            <text:p>d) S'ha definit el procediment per a la solució de les incidències registrades.</text:p>
            <text:p>e) S'ha definit el procediment per a la gestió i el registre dels canvis en els recursos i en les tasques.</text:p>
            <text:p>f) S'ha establert el procediment per a la participació a l'avaluació dels usuaris i s'han elaborat documents específics.</text:p>
            <text:p>g) S'ha establert un sistema per garantir el compliment del plec de condicions del projecte quan aquest existeix.</text:p>
          </table:table-cell>
        </table:table-row>
      </table:table>
      <table:table table:name="RAs_Modul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3" office:value-type="string" calcext:value-type="string">
            <text:p>Mòdul</text:p>
          </table:table-cell>
          <table:table-cell table:style-name="ce13" office:value-type="string" calcext:value-type="string">
            <text:p>Resultats d’Aprenentatge</text:p>
          </table:table-cell>
          <table:table-cell table:style-name="ce13" office:value-type="string" calcext:value-type="string">
            <text:p>Criteris d’Avaluació</text:p>
          </table:table-cell>
        </table:table-row>
        <table:table-row table:style-name="ro3">
          <table:table-cell office:value-type="string" calcext:value-type="string">
            <text:p>0484. Bases de dades</text:p>
          </table:table-cell>
          <table:table-cell office:value-type="string" calcext:value-type="string">
            <text:p>RA6. Dissenya models relacionals normalitzats interpretant diagrames entitat/relació.</text:p>
          </table:table-cell>
          <table:table-cell office:value-type="string" calcext:value-type="string">
            <text:p>a) S'han utilitzat eines gràfiques per representar el disseny lògic.</text:p>
            <text:p>b) S'han identificat les taules del disseny lògic.</text:p>
            <text:p>c) S'han identificat els camps que formen part de les taules del disseny lògic.</text:p>
            <text:p>d) S’han analitzat les relacions entre les taules del disseny lògic.</text:p>
            <text:p>e) S'han identificat els camps clau.</text:p>
            <text:p>f) S'han aplicat regles d'integritat.</text:p>
            <text:p>g) S'han aplicat regles de normalització.</text:p>
            <text:p>h) S'han analitzat i documentat les restriccions que no es poden plasmar en el disseny lògic.</text:p>
          </table:table-cell>
        </table:table-row>
        <table:table-row table:style-name="ro5">
          <table:table-cell office:value-type="string" calcext:value-type="string" table:number-columns-spanned="1" table:number-rows-spanned="2">
            <text:p>0487. Entorns de desenvolupament</text:p>
          </table:table-cell>
          <table:table-cell office:value-type="string" calcext:value-type="string">
            <text:p>RA5. Genera diagrames de classes valorant-ne la importància en el desenvolupament d'aplicacions i emprant eines específiques.</text:p>
          </table:table-cell>
          <table:table-cell office:value-type="string" calcext:value-type="string">
            <text:p>b) S'han utilitzat eines per a l'elaboració de diagrames de classes.</text:p>
            <text:p>c) S'ha interpretat el significat de diagrames de classes.</text:p>
            <text:p>d) S'han traçat diagrames de classes a partir de les especificacions de les mateixes.</text:p>
          </table:table-cell>
        </table:table-row>
        <table:table-row table:style-name="ro6">
          <table:covered-table-cell/>
          <table:table-cell office:value-type="string" calcext:value-type="string">
            <text:p>RA6. Genera diagrames de comportament valorant-ne la importància en el desenvolupament d'aplicacions i emprant eines específiques.</text:p>
          </table:table-cell>
          <table:table-cell office:value-type="string" calcext:value-type="string">
            <text:p>b) S'ha reconegut el significat dels diagrames de casos dús.</text:p>
            <text:p>d) S'han elaborat diagrames d'interacció senzills.</text:p>
            <text:p>f) S'han elaborat diagrames d’activitats senzilles.</text:p>
            <text:p>h) S'han plantejat diagrames d'estats senzills.</text:p>
          </table:table-cell>
        </table:table-row>
        <table:table-row table:style-name="ro7">
          <table:table-cell office:value-type="string" calcext:value-type="string" table:number-columns-spanned="1" table:number-rows-spanned="2">
            <text:p>0486. Accés a Dades</text:p>
          </table:table-cell>
          <table:table-cell office:value-type="string" calcext:value-type="string">
            <text:p>RA3. Gestiona la persistència de les dades identificant eines de mapeig objecte relacional (ORM) i desenvolupant aplicacions que les utilitzen.</text:p>
          </table:table-cell>
          <table:table-cell office:value-type="string" calcext:value-type="string">
            <text:p>c) S'han definit configuracions de mapatge.</text:p>
            <text:p>d) S’han aplicat mecanismes de persistència als objectes.</text:p>
            <text:p>e) S'han desenvolupat aplicacions que modifiquen i recuperen objectes persistents.</text:p>
            <text:p>f) S'han desenvolupat aplicacions que realitzen consultes usant el llenguatge SQL.</text:p>
            <text:p>g) S'han gestionat les transaccions.</text:p>
          </table:table-cell>
        </table:table-row>
        <table:table-row table:style-name="ro5">
          <table:covered-table-cell/>
          <table:table-cell office:value-type="string" calcext:value-type="string">
            <text:p>RA6. Programa components d’accés a dades identificant les característiques que ha de posseir un component i utilitzant eines de desenvolupament.</text:p>
          </table:table-cell>
          <table:table-cell office:value-type="string" calcext:value-type="string">
            <text:p>d) S'han programat components que gestionen mitjançant connectors informació emmagatzemada a bases de dades.</text:p>
            <text:p>h) S'han provat i documentat els components desenvolupats.</text:p>
            <text:p>i) S'han integrat els components desenvolupats en aplicacions.</text:p>
          </table:table-cell>
        </table:table-row>
        <table:table-row table:style-name="ro8">
          <table:table-cell office:value-type="string" calcext:value-type="string" table:number-columns-spanned="1" table:number-rows-spanned="4">
            <text:p>0488. Desenvolupament d’Interfícies</text:p>
          </table:table-cell>
          <table:table-cell office:value-type="string" calcext:value-type="string">
            <text:p>RA1. Genera interfícies gràfics d’usuari mitjançant editors visuals utilitzant les funcionalitats de l’editor i adaptant el codi generat.</text:p>
          </table:table-cell>
          <table:table-cell office:value-type="string" calcext:value-type="string">
            <text:p>b) S'ha creat una interfície gràfica utilitzant les eines d'un editor visual.</text:p>
            <text:p>c) S'han utilitzat les funcions de l'editor per ubicar els components de la interfície.</text:p>
            <text:p>d) S'han modificat les propietats dels components per adequar-les a les necessitats de l'aplicació.</text:p>
            <text:p>f) S'ha modificat el codi generat per l'editor visual.</text:p>
            <text:p>g) S'han associat als esdeveniments les accions corresponents.</text:p>
            <text:p>h) S'ha desenvolupat una aplicació que inclou la interfície gràfica obtinguda.</text:p>
          </table:table-cell>
        </table:table-row>
        <table:table-row table:style-name="ro4">
          <table:covered-table-cell/>
          <table:table-cell office:value-type="string" calcext:value-type="string">
            <text:p>RA3. Crea components visuals valorant i emprant eines específiques.</text:p>
          </table:table-cell>
          <table:table-cell office:value-type="string" calcext:value-type="string">
            <text:p>b) S'han creat components visuals.</text:p>
            <text:p>c) S'han definit els seus mètodes i propietats amb assignació de valors per defecte.</text:p>
            <text:p>d) S'han determinat els esdeveniments a què ha de respondre el component i se'ls han associat les accions corresponents.</text:p>
            <text:p>e) S'han realitzat proves unitàries sobre els components desenvolupats.</text:p>
            <text:p>f) S'han documentat els components creats.</text:p>
            <text:p>g) S'han empaquetat components.</text:p>
            <text:p>h) S'han programat aplicacions la interfície gràfic de les quals utilitza els components creats.</text:p>
          </table:table-cell>
        </table:table-row>
        <table:table-row table:style-name="ro7">
          <table:covered-table-cell/>
          <table:table-cell office:value-type="string" calcext:value-type="string">
            <text:p>RA6. Documenta aplicacions seleccionant i utilitzant eines específiques.</text:p>
          </table:table-cell>
          <table:table-cell office:value-type="string" calcext:value-type="string">
            <text:p>b) S'han generat ajuts en els formats habituals.</text:p>
            <text:p>d) S'ha documentat l'estructura de la informació persistent.</text:p>
            <text:p>e) S'ha confeccionat el manual d'usuari i la guia de referència.</text:p>
            <text:p>f) S'han confeccionat els manuals d'instal·lació, configuració i administració.</text:p>
            <text:p>g) S'han confeccionat tutorials.</text:p>
          </table:table-cell>
        </table:table-row>
        <table:table-row table:style-name="ro6">
          <table:covered-table-cell/>
          <table:table-cell office:value-type="string" calcext:value-type="string">
            <text:p>RA7. Prepara aplicacions per a la seva distribució avaluant i utilitzant eines específiques.</text:p>
          </table:table-cell>
          <table:table-cell office:value-type="string" calcext:value-type="string">
            <text:p>a) S'han empaquetat els components que requereix l'aplicació.</text:p>
            <text:p>b) S'ha personalitzat l'assistent d'instal·lació.</text:p>
            <text:p>c) S'han generat paquets d'instal·lació utilitzant l'entorn de desenvolupament.</text:p>
            <text:p>e) S’han signat digitalment les aplicacions per a la seva distribució.</text:p>
          </table:table-cell>
        </table:table-row>
        <table:table-row table:style-name="ro3">
          <table:table-cell office:value-type="string" calcext:value-type="string">
            <text:p>0489. Programació Multimèdia i Dispositius Mòbils.</text:p>
          </table:table-cell>
          <table:table-cell office:value-type="string" calcext:value-type="string">
            <text:p>RA2. Desenvolupa aplicacions per a dispositius mòbils analitzant i emprant les tecnologies i llibreries específiques.</text:p>
          </table:table-cell>
          <table:table-cell office:value-type="string" calcext:value-type="string">
            <text:p>a) S'ha generat l'estructura de classes necessària per a l'aplicació.</text:p>
            <text:p>b) S'han analitzat i utilitzat les classes que modelen finestres, menús, alertes i controls per al desenvolupament d'aplicacions gràfiques senzilles.</text:p>
            <text:p>e) S'han utilitzat les classes necessàries per establir connexions i comunicacions HTTP i HTTPS.</text:p>
            <text:p>f) S'han utilitzat les classes necessàries per establir connexions amb magatzems de dades garantint la persistència.</text:p>
            <text:p>g) S'han fet proves d'interacció usuari-aplicació per optimitzar les aplicacions desenvolupades a partir d'emuladors.</text:p>
            <text:p>h) S'han empaquetat i desplegat les aplicacions desenvolupades en dispositius mòbils reals.</text:p>
            <text:p>i) S'han documentat els processos necessaris per al desenvolupament de les aplicacions.</text:p>
            <text:p>j) S'han establert els permisos requerits per al funcionament de les aplicacions.</text:p>
          </table:table-cell>
        </table:table-row>
        <table:table-row table:style-name="ro7">
          <table:table-cell office:value-type="string" calcext:value-type="string" table:number-columns-spanned="1" table:number-rows-spanned="2">
            <text:p>0490. Programació de serveis i processos.</text:p>
          </table:table-cell>
          <table:table-cell office:value-type="string" calcext:value-type="string">
            <text:p>RA4. Desenvolupa aplicacions que ofereixen serveis en xarxa, utilitzant llibreries de classes i aplicant criteris d'eficiència i disponibilitat.</text:p>
          </table:table-cell>
          <table:table-cell office:value-type="string" calcext:value-type="string">
            <text:p>d) S'han desenvolupat i provat serveis de comunicació en xarxa.</text:p>
            <text:p>e) S'han utilitzat clients de comunicacions per verificar el funcionament dels serveis.</text:p>
            <text:p>f) S'han incorporat mecanismes per possibilitar la comunicació simultània de diversos clients amb el servei.</text:p>
            <text:p>g) S'ha verificat la disponibilitat del servei.</text:p>
            <text:p>h) S'han depurat i documentat les aplicacions desenvolupades.</text:p>
          </table:table-cell>
        </table:table-row>
        <table:table-row table:style-name="ro6">
          <table:covered-table-cell/>
          <table:table-cell office:value-type="string" calcext:value-type="string">
            <text:p>RA5. Protegeix les aplicacions i les dades definint i aplicant criteris de seguretat en l'accés, l'emmagatzematge i la transmissió de la informació.</text:p>
          </table:table-cell>
          <table:table-cell office:value-type="string" calcext:value-type="string">
            <text:p>c) S'han definit i implantat polítiques de seguretat per limitar i controlar l'accés dels usuaris a les aplicacions desenvolupades.</text:p>
            <text:p>d) S'han utilitzat esquemes de seguretat basats en rols.</text:p>
            <text:p>g) S'han desenvolupat aplicacions que utilitzin comunicacions segures per a la transmissió d'informació.</text:p>
            <text:p>h) S'han depurat i documentat les aplicacions desenvolupades.</text:p>
          </table:table-cell>
        </table:table-row>
        <table:table-row table:style-name="ro9">
          <table:table-cell office:value-type="string" calcext:value-type="string" table:number-columns-spanned="1" table:number-rows-spanned="2">
            <text:p>0491. Sistemes de Gestió Empresarial</text:p>
          </table:table-cell>
          <table:table-cell office:value-type="string" calcext:value-type="string">
            <text:p>RA4. Adapta sistemes ERP-CRM identificant els requeriments dun supòsit empresarial i utilitzant les eines proporcionades pels mateixos.</text:p>
          </table:table-cell>
          <table:table-cell office:value-type="string" calcext:value-type="string">
            <text:p>a) S'han identificat les possibilitats d'adaptació de l'ERP-CRM.</text:p>
            <text:p>b) S'han adaptat definicions de camps, taules i vistes de la base de dades de l'ERP-CRM.</text:p>
            <text:p>c) S'han adaptat consultes.</text:p>
            <text:p>d)S’han adaptat interfícies d’entrada de dades i de processos.</text:p>
            <text:p>e) S'han personalitzat informes.</text:p>
            <text:p>f) S'han creat panells de control.</text:p>
            <text:p>g) S'han adaptat procediments emmagatzemats de servidor.</text:p>
            <text:p>h) S'han realitzat proves.</text:p>
            <text:p>i) S'han documentat les operacions realitzades i les incidències observades.</text:p>
            <text:p>j) S'han realitzat integracions amb un altre sistema de gestió empresarial.</text:p>
          </table:table-cell>
        </table:table-row>
        <table:table-row table:style-name="ro4">
          <table:covered-table-cell/>
          <table:table-cell office:value-type="string" calcext:value-type="string">
            <text:p>RA5. Desenvolupa components per a un sistema ERP-CRM analitzant i utilitzant el llenguatge de programació incorporat.</text:p>
          </table:table-cell>
          <table:table-cell office:value-type="string" calcext:value-type="string">
            <text:p>a) S'han reconegut les sentències del llenguatge propi del sistema ERP-CRM.</text:p>
            <text:p>b) S'han utilitzat els elements de programació del llenguatge per crear components de manipulació de dades i extracció d'informació.</text:p>
            <text:p>c) S'han modificat components programari per afegir noves funcionalitats al sistema.</text:p>
            <text:p>d) S'han integrat els nous components programari al sistema ERP-CRM.</text:p>
            <text:p>e) S'ha verificat el funcionament correcte dels components creats.</text:p>
            <text:p>f) S'han documentat tots els components creats o modificats.</text:p>
            <text:p>g) S'ha analitzat l'arquitectura de l'ERP-CRM.</text:p>
          </table:table-cell>
        </table:table-row>
        <table:table-row table:style-name="ro10">
          <table:table-cell office:value-type="string" calcext:value-type="string">
            <text:p>1665. Digitalització aplicada al sistema productiu</text:p>
          </table:table-cell>
          <table:table-cell office:value-type="string" calcext:value-type="string">
            <text:p>RA6. Desenvolupa un projecte de transformació digital d'una empresa d'un sector relacionat amb el títol, tenint en compte els canvis que s'han de produir en funció dels objectius de l'empresa.</text:p>
          </table:table-cell>
          <table:table-cell office:value-type="string" calcext:value-type="string">
            <text:p><text:span text:style-name="T1">a) S'han identificat els objectius estratègics de l'empresa.</text:span></text:p>
            <text:p><text:span text:style-name="T1">b) S'han identificat i alineat les àrees de producció/negoci i de comunicacions.</text:span></text:p>
            <text:p><text:span text:style-name="T1">c) S'han identificat les àrees susceptibles de ser digitalitzades.</text:span></text:p>
            <text:p><text:span text:style-name="T1">d) S'ha analitzat l'encaix d'AD (àrees digitalitzades) entre si i amb les que no ho estan.</text:span></text:p>
            <text:p><text:span text:style-name="T1">e) S'han tingut en compte les necessitats presents i futures de l'empresa.</text:span></text:p>
            <text:p><text:span text:style-name="T1">f) S'han relacionat cadascuna de les àrees amb la implantació de les tecnologies.</text:span></text:p>
            <text:p><text:span text:style-name="T1">g) S'han analitzat les possibles bretxes de seguretat a cadascuna de les àrees.</text:span></text:p>
            <text:p><text:span text:style-name="T1">h) S'ha definit el tractament de les dades i la seua anàlisi.</text:span></text:p>
            <text:p><text:span text:style-name="T1">i) S'ha tingut en compte la integració entre dades, aplicacions, plataformes que les suporten, entre d'altres.</text:span></text:p>
            <text:p><text:span text:style-name="T1">j) S'han documentat els canvis realitzats segons l'estratègia.</text:span></text:p>
            <text:p><text:span text:style-name="T1">k) S'han tingut en compte la idoneïtat dels recursos humans</text:span></text:p>
          </table:table-cell>
        </table:table-row>
        <table:table-row table:style-name="ro6">
          <table:table-cell office:value-type="string" calcext:value-type="string" table:number-columns-spanned="1" table:number-rows-spanned="2">
            <text:p>1708. Sostenibilitat aplicada al sector productiu</text:p>
          </table:table-cell>
          <table:table-cell office:value-type="string" calcext:value-type="string">
            <text:p>RA4. Proposa productes i serveis responsables tenint en compte els principis de leconomia circular. </text:p>
          </table:table-cell>
          <table:table-cell office:value-type="string" calcext:value-type="string">
            <text:p>a) S'ha caracteritzat el model de producció i consum actual.</text:p>
            <text:p>d) S'han aplicat principis d'ecodisseny.</text:p>
            <text:p>e) S'ha analitzat el cicle de vida del producte.</text:p>
            <text:p>f) S'han identificat els processos de producció i els criteris de sostenibilitat aplicats.</text:p>
          </table:table-cell>
        </table:table-row>
        <table:table-row table:style-name="ro7">
          <table:covered-table-cell/>
          <table:table-cell office:value-type="string" calcext:value-type="string">
            <text:p>RA6. Analitza un pla de sostenibilitat d'una empresa del sector, identificant-ne els grups d'interès, els aspectes ASG materials i justificant accions per gestionar-los i mesurar-los.</text:p>
          </table:table-cell>
          <table:table-cell office:value-type="string" calcext:value-type="string">
            <text:p>a) S'han identificat els grups d'interès principals de l'empresa.</text:p>
            <text:p>b) S'han analitzat els aspectes ASG materials, les expectatives dels grups d'interès i la importància dels aspectes ASG en relació amb els objectius empresarials.</text:p>
            <text:p>c) S'han definit accions encaminades a minimitzar els impactes negatius i aprofitar les oportunitats que plantegen els principals aspectes ASG identificats.</text:p>
            <text:p>d) S'han determinat les mètriques d'avaluació de l'acompliment de l'empresa segons els estàndards de sostenibilitat més àmpliament utilitzats.</text:p>
            <text:p>e) S'ha elaborat un informe de sostenibilitat amb el pla i els indicadors proposats.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1710. Itinerari per a l'Ocupabilitat II</text:p>
          </table:table-cell>
          <table:table-cell office:value-type="string" calcext:value-type="string">
            <text:p>RA5. Desenvolupa un projecte emprenedor d'innovació social i/o tecnològica aplicada en col·laboració amb l'entorn.</text:p>
          </table:table-cell>
          <table:table-cell office:value-type="string" calcext:value-type="string">
            <text:p>a) S'han analitzat els conceptes bàsics de l'emprenedoria i la innovació social.</text:p>
            <text:p>b) S'ha reflexionat sobre la necessitat del lideratge ètic i sostenible a les organitzacions.</text:p>
            <text:p>c) S'ha reflexionat sobre la tecnologia com a base per al canvi del model productiu.</text:p>
            <text:p>d) S'han engegat les estratègies pròpies del pensament de disseny per detectar necessitats socials i mediambientals.</text:p>
            <text:p>e) S'han analitzat els elements del disseny de models de negoci ecosocials i/o de base tecnològica.</text:p>
            <text:p>f) S'han alineat metes de desenvolupament sostenible amb el disseny de models de negoci ecosocials i/o de base tecnològica.</text:p>
            <text:p>g) S'han aplicat les estratègies necessàries per analitzar la viabilitat del projecte emprenedor.</text:p>
            <text:p>h) S'han investigat les opcions financeres socialment responsables.</text:p>
            <text:p>i) S'han definit els agents implicats en el projecte, així com la seva participació.</text:p>
          </table:table-cell>
        </table:table-row>
        <table:table-row table:style-name="ro6">
          <table:covered-table-cell/>
          <table:table-cell office:value-type="string" calcext:value-type="string">
            <text:p>RA 6. Analitza la rendibilitat de la proposta emprenedora valorant inversió, costos i beneficis i dissenya una estratègia per posar-la en marxa tenint en compte obligacions administratives, fiscals i comptables.</text:p>
          </table:table-cell>
          <table:table-cell office:value-type="string" calcext:value-type="string">
            <text:p>a) S'han analitzat la inversió, els costos i els beneficis i determinat si la proposta emprenedora és rendible.</text:p>
            <text:p>b) S'han consultat i comparat les diferents formes jurídiques i associatives que es poden aplicar a la proposta emprenedora i s'ha pres una decisió raonada sobre la més adequada al supòsit concret.</text:p>
            <text:p>c) S'han identificat les diferents obligacions administratives, fiscals i comptables que deriven de la proposta emprenedora.</text:p>
            <text:p>d) S'ha traçat un pla d'acció per posar en marxa la proposta emprenedora.</text:p>
          </table:table-cell>
        </table:table-row>
      </table:table>
      <table:table table:name="continguts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47" office:value-type="string" calcext:value-type="string">
            <text:p>Mòdul</text:p>
          </table:table-cell>
          <table:table-cell table:style-name="ce47" office:value-type="string" calcext:value-type="string">
            <text:p>RA</text:p>
          </table:table-cell>
          <table:table-cell table:style-name="ce47" office:value-type="string" calcext:value-type="string">
            <text:p>Continguts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1713. Projecte Intermodular</text:p>
          </table:table-cell>
          <table:table-cell office:value-type="string" calcext:value-type="string">
            <text:p>RA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A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A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A4</text:p>
          </table:table-cell>
          <table:table-cell/>
        </table:table-row>
        <table:table-row table:style-name="ro11">
          <table:table-cell office:value-type="string" calcext:value-type="string">
            <text:p>0484. Bases de dades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- Diagrames entitat-relació.</text:p>
            <text:p>- Pas de diagrames E/R al model relacional. Normalització.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0487. Entorns de desenvolupament</text:p>
          </table:table-cell>
          <table:table-cell office:value-type="string" calcext:value-type="string">
            <text:p>RA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0486. Accés a Dades</text:p>
          </table:table-cell>
          <table:table-cell office:value-type="string" calcext:value-type="string">
            <text:p>RA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4">
            <text:p>0488. Desenvolupament d’Interfícies</text:p>
          </table:table-cell>
          <table:table-cell office:value-type="string" calcext:value-type="string">
            <text:p>RA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A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A7</text:p>
          </table:table-cell>
          <table:table-cell/>
        </table:table-row>
        <table:table-row table:style-name="ro1">
          <table:table-cell office:value-type="string" calcext:value-type="string">
            <text:p>0489. Programació Multimèdia i Dispositius Mòbils.</text:p>
          </table:table-cell>
          <table:table-cell office:value-type="string" calcext:value-type="string">
            <text:p>RA2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0490. Programació de serveis i processos.</text:p>
          </table:table-cell>
          <table:table-cell office:value-type="string" calcext:value-type="string">
            <text:p>RA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A5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0491. Sistemes de Gestió Empresarial</text:p>
          </table:table-cell>
          <table:table-cell office:value-type="string" calcext:value-type="string">
            <text:p>RA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A5</text:p>
          </table:table-cell>
          <table:table-cell/>
        </table:table-row>
        <table:table-row table:style-name="ro1">
          <table:table-cell office:value-type="string" calcext:value-type="string">
            <text:p>1665. Digitalització aplicada al sistema productiu</text:p>
          </table:table-cell>
          <table:table-cell office:value-type="string" calcext:value-type="string">
            <text:p>RA6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1708. Sostenibilitat aplicada al sector productiu</text:p>
          </table:table-cell>
          <table:table-cell office:value-type="string" calcext:value-type="string">
            <text:p>RA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A6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1710. Itinerari per a l'Ocupabilitat II</text:p>
          </table:table-cell>
          <table:table-cell office:value-type="string" calcext:value-type="string">
            <text:p>RA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A 6</text:p>
          </table:table-cell>
          <table:table-cell/>
        </table:table-row>
      </table:table>
      <table:table table:name="sequenciacio_up_ra" table:style-name="ta1">
        <table:table-column table:style-name="co27" table:default-cell-style-name="ce2"/>
        <table:table-column table:style-name="co28" table:default-cell-style-name="ce2"/>
        <table:table-column table:style-name="co3" table:number-columns-repeated="2" table:default-cell-style-name="ce2"/>
        <table:table-column table:style-name="co25" table:number-columns-repeated="2" table:default-cell-style-name="ce2"/>
        <table:table-column table:style-name="co3" table:default-cell-style-name="ce2"/>
        <table:table-column table:style-name="co3" table:default-cell-style-name="ce49"/>
        <table:table-row table:style-name="ro1">
          <table:table-cell table:style-name="ce47" office:value-type="string" calcext:value-type="string">
            <text:p>UP</text:p>
          </table:table-cell>
          <table:table-cell table:style-name="ce47" office:value-type="string" calcext:value-type="string">
            <text:p>Títol</text:p>
          </table:table-cell>
          <table:table-cell table:style-name="ce47" office:value-type="string" calcext:value-type="string">
            <text:p>RA1</text:p>
          </table:table-cell>
          <table:table-cell table:style-name="ce47" office:value-type="string" calcext:value-type="string">
            <text:p>RA2</text:p>
          </table:table-cell>
          <table:table-cell table:style-name="ce47" office:value-type="string" calcext:value-type="string">
            <text:p>RA3</text:p>
          </table:table-cell>
          <table:table-cell table:style-name="ce47" office:value-type="string" calcext:value-type="string">
            <text:p>RA4</text:p>
          </table:table-cell>
          <table:table-cell table:style-name="ce47" office:value-type="string" calcext:value-type="string">
            <text:p>Pes</text:p>
          </table:table-cell>
          <table:table-cell table:style-name="ce47" office:value-type="string" calcext:value-type="string">
            <text:p>Ho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a startup d’informàtic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seny de project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nificació i execució de projecte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 i avaluació del project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table table:name="sequenciacio_up_continguts" table:style-name="ta1"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9" table:number-columns-repeated="2" table:default-cell-style-name="ce2"/>
        <table:table-row table:style-name="ro1">
          <table:table-cell table:style-name="ce47" office:value-type="string" calcext:value-type="string">
            <text:p>UP</text:p>
          </table:table-cell>
          <table:table-cell table:style-name="ce47" office:value-type="string" calcext:value-type="string">
            <text:p>Títol</text:p>
          </table:table-cell>
          <table:table-cell table:style-name="ce47" office:value-type="string" calcext:value-type="string">
            <text:p>C1</text:p>
          </table:table-cell>
          <table:table-cell table:style-name="ce47" office:value-type="string" calcext:value-type="string">
            <text:p>C2</text:p>
          </table:table-cell>
          <table:table-cell table:style-name="ce47" office:value-type="string" calcext:value-type="string">
            <text:p>C3</text:p>
          </table:table-cell>
          <table:table-cell table:style-name="ce47" office:value-type="string" calcext:value-type="string">
            <text:p>C4</text:p>
          </table:table-cell>
        </table:table-row>
        <table:table-row table:style-name="ro1">
          <table:table-cell/>
          <table:table-cell office:value-type="string" calcext:value-type="string">
            <text:p>Una startup d’informàtic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seny de project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nificació i execució de projecte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 i avaluació del projecte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</table:table>
      <table:table table:name="temporalització" table:style-name="ta1">
        <table:table-column table:style-name="co31" table:default-cell-style-name="ce2"/>
        <table:table-column table:style-name="co28" table:default-cell-style-name="ce2"/>
        <table:table-column table:style-name="co32" table:default-cell-style-name="ce2"/>
        <table:table-row table:style-name="ro1">
          <table:table-cell table:style-name="ce47" office:value-type="string" calcext:value-type="string">
            <text:p>UP</text:p>
          </table:table-cell>
          <table:table-cell table:style-name="ce47" office:value-type="string" calcext:value-type="string">
            <text:p>Títol</text:p>
          </table:table-cell>
          <table:table-cell table:style-name="ce47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àlisi de tecnologies per a aplicacions en dispositius mòb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ducció a Flutter. El llenguatge Dar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erfícies d'usuari: Giny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libreries multimè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rmularis, navegació i animac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strucció asíncrona de ginys, connexions, i gestió de l'estat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stió de les preferències i persistència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cés a recursos del siste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àlisi de motors de jo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envolupament de jocs 2D i 3D</text:p>
          </table:table-cell>
          <table:table-cell office:value-type="float" office:value="2" calcext:value-type="float">
            <text:p>2</text:p>
          </table:table-cell>
        </table:table-row>
      </table:table>
      <table:table table:name="avaluacio" table:style-name="ta1">
        <table:table-column table:style-name="co33" table:default-cell-style-name="Default"/>
        <table:table-column table:style-name="co34" table:default-cell-style-name="ce55"/>
        <table:table-column table:style-name="co32" table:default-cell-style-name="ce55"/>
        <table:table-row table:style-name="ro1">
          <table:table-cell table:style-name="ce47" office:value-type="string" calcext:value-type="string">
            <text:p>Resultat d’Aprenentatge</text:p>
          </table:table-cell>
          <table:table-cell table:style-name="ce52" office:value-type="string" calcext:value-type="string">
            <text:p>Pond. Parcial</text:p>
          </table:table-cell>
          <table:table-cell table:style-name="ce52" office:value-type="string" calcext:value-type="string">
            <text:p>Pond. Total</text:p>
          </table:table-cell>
        </table:table-row>
        <table:table-row table:style-name="ro1">
          <table:table-cell table:style-name="ce50" office:value-type="string" calcext:value-type="string">
            <text:p>RA1. Aplica tecnologies de desenvolupament per a dispositius mòbils avaluant les seues característiques i capacitats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RA1.a) S'han analitzat les limitacions que planteja l'execució d'aplicacions en els dispositius mòbils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1.b) S'han identificat les tecnologies de desenvolupament d'aplicacions per a dispositius mòbils.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1.c) S'han instal·lat, configurat i utilitzat entorns de treball per al desenvolupament d'aplicacions per a dispositius mòbils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1.d) S'han identificat configuracions que classifiquen els dispositius mòbils en base a les seues característiques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1.e) S'han descrit perfils que estableixen la relació entre el dispositiu i l'aplicació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1.f) S'ha analitzat l'estructura d'aplicacions existents per a dispositius mòbils identificant les classes utilitzades.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1.g) S'han realitzat modificacions sobre aplicacions existents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1.h) S'han utilitzat emuladors per comprovar el funcionament de les aplicacions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50" office:value-type="string" calcext:value-type="string">
            <text:p>RA2. Desenvolupa aplicacions per a dispositius mòbils analitzant i emprant les tecnologies i llibreries específiques</text:p>
          </table:table-cell>
          <table:table-cell table:style-name="ce54"/>
          <table:table-cell table:style-name="ce54" office:value-type="float" office:value="60" calcext:value-type="float">
            <text:p>60</text:p>
          </table:table-cell>
        </table:table-row>
        <table:table-row table:style-name="ro1">
          <table:table-cell table:style-name="ce51" office:value-type="string" calcext:value-type="string">
            <text:p>RA2.a) S'ha generat l'estructura de classes necessària per a l'aplicació.</text:p>
          </table:table-cell>
          <table:table-cell table:style-name="ce53" office:value-type="float" office:value="5" calcext:value-type="float">
            <text:p>5</text:p>
          </table:table-cell>
          <table:table-cell table:style-name="ce53"/>
        </table:table-row>
        <table:table-row table:style-name="ro1">
          <table:table-cell table:style-name="ce2" office:value-type="string" calcext:value-type="string">
            <text:p>RA2.b) S'han analitzat i utilitzat les classes que modelen finestres, menús, alertes i controls per al desenvolupament d'aplicacions gràfiques senzilles.</text:p>
          </table:table-cell>
          <table:table-cell table:style-name="ce54" office:value-type="float" office:value="10" calcext:value-type="float">
            <text:p>10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2.c) S'han utilitzat les classes necessàries per a la connexió i comunicació amb dispositius sense fils.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2.d) S'han utilitzat les classes necessàries per a l'intercanvi de missatges de text i multimèdia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2.e) S'han utilitzat les classes necessàries per establir connexions i comunicacions HTTP i HTTPS.</text:p>
          </table:table-cell>
          <table:table-cell table:style-name="ce54" office:value-type="float" office:value="10" calcext:value-type="float">
            <text:p>10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2.f) S'han utilitzat les classes necessàries per establir connexions amb magatzems de dades garantint la persistència.</text:p>
          </table:table-cell>
          <table:table-cell table:style-name="ce54" office:value-type="float" office:value="9" calcext:value-type="float">
            <text:p>9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2.g) S'han realitzat proves d'interacció usuari-aplicació per optimitzar les aplicacions desenvolupades a partir d'emuladors.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2.h) S'han empaquetat i desplegat les aplicacions desenvolupades en dispositius mòbils reals.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2.i) S'han documentat els processos necessaris per al desenvolupament de les aplicacions.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2.j) S'han establert els permisos requerits per al funcionament de les aplicacions.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style-name="ce50" office:value-type="string" calcext:value-type="string">
            <text:p>RA3. Desenvolupa programes que integren continguts multimèdia analitzant i emprant les tecnologies i llibreries específiques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RA3.a) S'han analitzat entorns de desenvolupament multimèdia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3.b) S'han reconegut les classes que permeten la captura, processament i emmagatzematge de dades multimèdia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3.c) S'han utilitzat classes per a la conversió de dades multimèdia d'un format a un altre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3.d) S'han utilitzat classes per construir processadors per a la transformació de les fonts de dades multimèdia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3.e) S'han utilitzat classes per al control d'esdeveniments, tipus de mitjans i excepcions, entre altres.</text:p>
          </table:table-cell>
          <table:table-cell table:style-name="ce54" office:value-type="string" calcext:value-type="string">
            <text:p>2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3.f) S'han utilitzat classes per a la creació i control d'animacions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3.g) S'han utilitzat classes per construir reproductors de continguts multimèdia.</text:p>
          </table:table-cell>
          <table:table-cell table:style-name="ce54" office:value-type="string" calcext:value-type="string">
            <text:p>2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3.h) S'han depurat i documentat els programes desenvolupats.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</table:table-row>
        <table:table-row table:style-name="ro1">
          <table:table-cell table:style-name="ce50" office:value-type="string" calcext:value-type="string">
            <text:p>RA4. Selecciona i prova motors de jocs analitzant l'arquitectura de jocs 2D i 3D.</text:p>
          </table:table-cell>
          <table:table-cell table:style-name="ce53"/>
          <table:table-cell table:style-name="ce53" office:value-type="string" calcext:value-type="string">
            <text:p>6</text:p>
          </table:table-cell>
        </table:table-row>
        <table:table-row table:style-name="ro1">
          <table:table-cell table:style-name="ce2" office:value-type="string" calcext:value-type="string">
            <text:p>RA4.a) S'han identificat els elements que componen l'arquitectura d'un joc 2D i 3D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4.b) S'han analitzat els components d'un motor de jocs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4.c) S'han analitzat entorns de desenvolupament de jocs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4.d) S'han analitzat diferents motors de jocs, les seues característiques i funcionalitats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4.e) S'han identificat els blocs funcionals d'un joc existent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4.f) S'ha reconegut la representació lògica i espacial d'una escena gràfica sobre un joc existent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50" office:value-type="string" calcext:value-type="string">
            <text:p>RA5. Desenvolupa jocs 2D i 3D senzills utilitzant motors de jocs.</text:p>
          </table:table-cell>
          <table:table-cell table:style-name="ce53"/>
          <table:table-cell table:style-name="ce53" office:value-type="string" calcext:value-type="string">
            <text:p>14</text:p>
          </table:table-cell>
        </table:table-row>
        <table:table-row table:style-name="ro1">
          <table:table-cell table:style-name="ce2" office:value-type="string" calcext:value-type="string">
            <text:p>RA5.a) S'ha establert la lògica d'un nou joc.</text:p>
          </table:table-cell>
          <table:table-cell table:style-name="ce54" office:value-type="string" calcext:value-type="string">
            <text:p>2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5.b) S'han creat els objectes necessaris per al joc i definit les seues característiques.</text:p>
          </table:table-cell>
          <table:table-cell table:style-name="ce54" office:value-type="string" calcext:value-type="string">
            <text:p>3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5.c) S'han creat les escenes del joc i distribuït els objectes en les mateixes.</text:p>
          </table:table-cell>
          <table:table-cell table:style-name="ce54" office:value-type="string" calcext:value-type="string">
            <text:p>2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5.d) S'han creat materials per determinar les propietats finals de la superfície d'un objecte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5.e) S'han establert les propietats físiques dels objectes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5.f) S'ha incorporat so als diferents esdeveniments del joc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5.g) S'han utilitzat càmeres i configurat la il·luminació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5.h) S'han desenvolupat i implantat jocs per a dispositius mòbils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5.i) S'han realitzat proves de funcionament i optimització dels jocs desenvolupats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>
          <table:table-cell table:style-name="ce2" office:value-type="string" calcext:value-type="string">
            <text:p>RA5.j) S'han documentat les fases de disseny i desenvolupament dels jocs creats.</text:p>
          </table:table-cell>
          <table:table-cell table:style-name="ce54" office:value-type="string" calcext:value-type="string">
            <text:p>1</text:p>
          </table:table-cell>
          <table:table-cell table:style-name="ce54"/>
        </table:table-row>
        <table:table-row table:style-name="ro1" table:number-rows-repeated="104852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1">
      <number:number number:decimal-places="0" number:min-decimal-places="0" number:min-integer-digits="1"/>
      <number:text> %</number:text>
    </number:percentage-style>
    <number:time-style style:name="N112">
      <number:minutes number:style="long"/>
      <number:text>:</number:text>
      <number:seconds number:style="long" number:decimal-places="1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hours/>
      <number:text>:</number:text>
      <number:minute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percentage-style style:name="N130">
      <number:number number:decimal-places="2" number:min-decimal-places="2" number:min-integer-digits="1"/>
      <number:text> %</number:text>
    </number:percentage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 style:data-style-name="N2" text:time-value="09:13:20.6466276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25T10:47:48.986133698</dc:date>
    <meta:editing-duration>P2DT8H43M49S</meta:editing-duration>
    <meta:editing-cycles>89</meta:editing-cycles>
    <meta:generator>LibreOffice/24.2.7.2$Linux_X86_64 LibreOffice_project/420$Build-2</meta:generator>
    <meta:document-statistic meta:table-count="11" meta:cell-count="441" meta:object-count="0"/>
  </office:meta>
</office:document-meta>
</file>